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ntityManagerFactoryBeanTests.testValidUsageWithDefaul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PersistenceProvider.generateSchema( String persistenceUnitName ,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PersistenceProvider.createEntityManagerFactory( String emfName , Map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EntityManagerFactoryBeanTests.testValidUsageWithExplici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ntityManagerFactoryBeanTests.verify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PersistenceProvider.createContainerEntityManagerFactory( PersistenceUnitInfo pui ,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PersistenceProvider.generateSchema( PersistenceUnitInfo persistenceUnitInfo ,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PersistenceProvider.getProvider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ntityManagerFactoryBeanTests.testValidUsage( Properties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